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4A000001C737AE8CA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Mincho" svg:font-family="'MS Mincho', 'ＭＳ 明朝'" style:font-family-generic="modern"/>
    <style:font-face style:name="Arial" svg:font-family="Arial" style:font-family-generic="swiss"/>
    <style:font-face style:name="OpenSymbol" svg:font-family="OpenSymbol, 'Arial Unicode MS'" style:font-pitch="variable"/>
    <style:font-face style:name="Symbol" svg:font-family="Symbol"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ulka1" style:family="table">
      <style:table-properties style:width="16.249cm" fo:margin-left="-0.191cm" table:align="left" style:writing-mode="lr-tb"/>
    </style:style>
    <style:style style:name="Tabulka1.A" style:family="table-column">
      <style:table-column-properties style:column-width="8.124cm"/>
    </style:style>
    <style:style style:name="Tabulka1.1" style:family="table-row">
      <style:table-row-properties fo:keep-together="auto"/>
    </style:style>
    <style:style style:name="Tabulka1.A1" style:family="table-cell">
      <style:table-cell-properties style:vertical-align="top" fo:padding-left="0.018cm" fo:padding-right="0.018cm" fo:padding-top="0cm" fo:padding-bottom="0cm" fo:border="none" style:writing-mode="lr-tb"/>
    </style:style>
    <style:style style:name="P1" style:family="paragraph" style:parent-style-name="Standard">
      <style:paragraph-properties fo:line-height="100%"/>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00%" fo:text-align="center" style:justify-single-word="false"/>
      <style:text-properties style:font-name="Liberation Sans" fo:font-weight="bold" style:font-weight-asian="bold" style:font-name-complex="Liberation Sans"/>
    </style:style>
    <style:style style:name="P4" style:family="paragraph" style:parent-style-name="Standard">
      <style:paragraph-properties fo:line-height="100%" fo:text-align="justify" style:justify-single-word="false"/>
      <style:text-properties style:font-name="Liberation Sans" fo:font-weight="bold" style:font-weight-asian="bold" style:font-name-complex="Liberation Sans"/>
    </style:style>
    <style:style style:name="P5" style:family="paragraph" style:parent-style-name="Standard">
      <style:paragraph-properties fo:line-height="100%"/>
      <style:text-properties style:font-name="Liberation Sans" style:font-name-complex="Liberation Sans"/>
    </style:style>
    <style:style style:name="P6" style:family="paragraph" style:parent-style-name="Standard">
      <style:paragraph-properties fo:line-height="100%" fo:text-align="center" style:justify-single-word="false"/>
      <style:text-properties style:font-name="Liberation Sans" style:font-name-complex="Liberation Sans"/>
    </style:style>
    <style:style style:name="P7" style:family="paragraph" style:parent-style-name="Standard">
      <style:paragraph-properties fo:line-height="100%" fo:text-align="justify" style:justify-single-word="false"/>
      <style:text-properties style:font-name="Liberation Sans" style:font-name-complex="Liberation Sans"/>
    </style:style>
    <style:style style:name="P8" style:family="paragraph" style:parent-style-name="Standard" style:master-page-name="Standard">
      <style:paragraph-properties fo:line-height="100%" fo:text-align="center" style:justify-single-word="false" style:page-number="auto"/>
      <style:text-properties style:font-name="Liberation Sans" fo:font-size="14pt" style:text-underline-style="solid" style:text-underline-width="auto" style:text-underline-color="font-color" fo:font-weight="bold" style:font-size-asian="14pt" style:font-weight-asian="bold" style:font-name-complex="Liberation Sans"/>
    </style:style>
    <style:style style:name="P9" style:family="paragraph" style:parent-style-name="Odstavec_20_se_20_seznamem" style:list-style-name="WW8Num3">
      <style:paragraph-properties fo:line-height="100%" fo:text-align="justify" style:justify-single-word="false"/>
      <style:text-properties style:font-name="Liberation Sans" style:font-name-complex="Liberation Sans"/>
    </style:style>
    <style:style style:name="P10" style:family="paragraph" style:parent-style-name="Odstavec_20_se_20_seznamem">
      <style:paragraph-properties fo:margin-left="1.251cm" fo:margin-right="0cm" fo:line-height="100%" fo:text-align="justify" style:justify-single-word="false" fo:text-indent="0cm" style:auto-text-indent="false"/>
      <style:text-properties style:font-name="Liberation Sans" style:font-name-complex="Liberation Sans"/>
    </style:style>
    <style:style style:name="P11" style:family="paragraph" style:parent-style-name="Odstavec_20_se_20_seznamem">
      <style:paragraph-properties fo:margin-left="0.751cm" fo:margin-right="0cm" fo:line-height="100%" fo:text-align="justify" style:justify-single-word="false" fo:text-indent="-0.751cm" style:auto-text-indent="false"/>
    </style:style>
    <style:style style:name="P12" style:family="paragraph" style:parent-style-name="Odstavec_20_se_20_seznamem">
      <style:paragraph-properties fo:margin-left="0.751cm" fo:margin-right="0cm" fo:line-height="100%" fo:text-align="justify" style:justify-single-word="false" fo:text-indent="-0.751cm" style:auto-text-indent="false"/>
      <style:text-properties style:font-name="Liberation Sans" fo:font-weight="bold" style:font-weight-asian="bold" style:font-name-complex="Liberation Sans" style:font-weight-complex="bold"/>
    </style:style>
    <style:style style:name="P13" style:family="paragraph" style:parent-style-name="Odstavec_20_se_20_seznamem">
      <style:paragraph-properties fo:margin-left="0.751cm" fo:margin-right="0cm" fo:line-height="100%" fo:text-align="justify" style:justify-single-word="false" fo:text-indent="-0.751cm" style:auto-text-indent="false"/>
      <style:text-properties style:font-name="Liberation Sans" style:font-name-complex="Liberation Sans"/>
    </style:style>
    <style:style style:name="P14" style:family="paragraph" style:parent-style-name="Odstavec_20_se_20_seznamem" style:list-style-name="WW8Num2">
      <style:paragraph-properties fo:margin-left="0.751cm" fo:margin-right="0cm" fo:line-height="100%" fo:text-align="justify" style:justify-single-word="false" fo:text-indent="-0.751cm" style:auto-text-indent="false"/>
      <style:text-properties style:font-name="Liberation Sans" style:font-name-complex="Liberation Sans"/>
    </style:style>
    <style:style style:name="P15" style:family="paragraph" style:parent-style-name="Odstavec_20_se_20_seznamem">
      <style:paragraph-properties fo:margin-left="0.751cm" fo:margin-right="0cm" fo:line-height="100%" fo:text-align="justify" style:justify-single-word="false" fo:text-indent="-0.751cm" style:auto-text-indent="false" fo:keep-with-next="always"/>
      <style:text-properties style:font-name="Liberation Sans" fo:font-weight="bold" style:font-weight-asian="bold" style:font-name-complex="Liberation Sans" style:font-weight-complex="bold"/>
    </style:style>
    <style:style style:name="P16" style:family="paragraph" style:parent-style-name="Odstavec_20_se_20_seznamem">
      <style:paragraph-properties fo:margin-left="0cm" fo:margin-right="0cm" fo:line-height="100%" fo:text-align="justify" style:justify-single-word="false" fo:text-indent="0cm" style:auto-text-indent="false"/>
      <style:text-properties style:font-name="Liberation Sans" style:font-name-complex="Liberation Sans"/>
    </style:style>
    <style:style style:name="P17" style:family="paragraph" style:parent-style-name="Odstavec_20_se_20_seznamem">
      <style:paragraph-properties fo:margin-left="0cm" fo:margin-right="0cm" fo:line-height="100%" fo:text-align="justify" style:justify-single-word="false" fo:text-indent="0cm" style:auto-text-indent="false"/>
    </style:style>
    <style:style style:name="P18" style:family="paragraph" style:parent-style-name="Header">
      <style:text-properties fo:language="cs" fo:country="CZ" style:language-asian="cs" style:country-asian="CZ"/>
    </style:style>
    <style:style style:name="P19" style:family="paragraph" style:parent-style-name="Footer">
      <style:paragraph-properties fo:text-align="center" style:justify-single-word="false"/>
    </style:style>
    <style:style style:name="P20" style:family="paragraph" style:parent-style-name="Footer">
      <style:paragraph-properties fo:text-align="center" style:justify-single-word="false"/>
      <style:text-properties style:font-name="Liberation Sans" fo:font-size="10pt" style:font-size-asian="10pt" style:font-name-complex="Liberation Sans" style:font-size-complex="10pt"/>
    </style:style>
    <style:style style:name="T1" style:family="text">
      <style:text-properties style:font-name="Liberation Sans" fo:font-weight="bold" style:font-weight-asian="bold" style:font-name-complex="Liberation Sans"/>
    </style:style>
    <style:style style:name="T2" style:family="text">
      <style:text-properties style:font-name="Liberation Sans" style:font-name-complex="Liberation Sans"/>
    </style:style>
    <style:style style:name="T3" style:family="text">
      <style:text-properties style:font-name="Liberation Sans" fo:language="en" fo:country="US" style:font-name-complex="Liberation Sans"/>
    </style:style>
    <style:style style:name="T4" style:family="text">
      <style:text-properties style:font-name="Liberation Sans" fo:language="cs" fo:country="CZ" style:font-name-complex="Liberation Sans"/>
    </style:style>
    <style:style style:name="T5" style:family="text">
      <style:text-properties style:font-name="Liberation Sans" style:font-name-asian="Liberation Sans" style:font-name-complex="Liberation Sans"/>
    </style:style>
    <style:style style:name="T6" style:family="text">
      <style:text-properties style:font-name="Liberation Sans" fo:font-size="10pt" style:font-size-asian="10pt" style:font-name-complex="Liberation Sans" style:font-size-complex="10pt"/>
    </style:style>
    <style:style style:name="T7" style:family="text">
      <style:text-properties style:font-name="Liberation Sans" fo:font-size="10pt" style:font-name-asian="Liberation Sans" style:font-size-asian="10pt" style:font-name-complex="Liberation Sans" style:font-size-complex="10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MLOUVA O PROVEDENÍ AUDITU č. 97/2015</text:p>
      <text:p text:style-name="P3">za účetní období od 1.1. 2015 do 31.12. 2015</text:p>
      <text:p text:style-name="P6"/>
      <text:p text:style-name="P6">SMLOUVA uzavřená mezi</text:p>
      <text:p text:style-name="P7">1. Účetní jednotkou</text:p>
      <text:p text:style-name="P4">Česká pirátská strana</text:p>
      <text:p text:style-name="P2"><text:span text:style-name="T2">zastoupena: </text:span><text:span text:style-name="T3">Ivo Va</text:span><text:span text:style-name="T4">šíčkem</text:span></text:p>
      <text:p text:style-name="P7">se sídlem Řehořova 943/19, Praha 3</text:p>
      <text:p text:style-name="P7">IČO: 71339698</text:p>
      <text:p text:style-name="P2"><text:span text:style-name="T2">(dále jen „</text:span><text:span text:style-name="T1">účetní jednotka</text:span><text:span text:style-name="T2">“)</text:span></text:p>
      <text:p text:style-name="P7"/>
      <text:p text:style-name="P7">a</text:p>
      <text:p text:style-name="P7"/>
      <text:p text:style-name="P7">2. Auditorem</text:p>
      <text:p text:style-name="P2"><text:span text:style-name="T1">LN – AUDIT s.r.o., </text:span></text:p>
      <text:p text:style-name="P7">zastoupená: Ing. Tomášem Horou, jednatelem společnosti</text:p>
      <text:p text:style-name="P7">registrovaným Komorou auditorů České republiky</text:p>
      <text:p text:style-name="P7">jako osoba oprávněná provádět auditorskou činnost</text:p>
      <text:p text:style-name="P7">s oprávněním číslo 333</text:p>
      <text:p text:style-name="P7">na adrese Na Valích 510, 440 01 <text:s/>Louny</text:p>
      <text:p text:style-name="P7">IČO: 254 08 232</text:p>
      <text:p text:style-name="P7">DIČ: CZ25408232</text:p>
      <text:p text:style-name="P7">Odpovědný auditor:</text:p>
      <text:p text:style-name="P2"><text:span text:style-name="T2">Ing. Tomáš Hora, Louny, V Domcích 2602</text:span></text:p>
      <text:p text:style-name="P7">oprávnění KAČR č. 2061</text:p>
      <text:p text:style-name="P2"><text:span text:style-name="T2">(dále jen „</text:span><text:span text:style-name="T1">auditor</text:span><text:span text:style-name="T2">“)</text:span></text:p>
      <text:p text:style-name="P10"/>
      <text:p text:style-name="P12">I. Předmět smlouvy</text:p>
      <text:p text:style-name="P16">Předmětem této smlouvy je finanční audit, a to ve smyslu ustanoveni Zákona o politických stranách (424/1991 Sb.), Občanského zákoníku (č. 89/2012 Sb.), Zákona o účetnictví (č. 563/1991 Sb.) a Zákona o auditorech (č. 93/2009 Sb.), ve znění všech pozdějších novel a doplňků.</text:p>
      <text:p text:style-name="P17"/>
      <text:p text:style-name="P12">II. Práva a povinnosti stran</text:p>
      <text:list xml:id="list8879635383081924756" text:style-name="WW8Num2">
        <text:list-item>
          <text:p text:style-name="P14">Způsob provedení auditu a povinnosti auditora:</text:p>
        </text:list-item>
      </text:list>
      <text:p text:style-name="P13">Způsob ověření účetní závěrky bude vycházet ze zákona č. 93/2009 Sb., o auditorech, ve znění pozdějších novel a doplňků, a z Mezinárodních auditorských standardů vydaných Mezinárodní federaci účetních (IFAC), s přihlédnutím k aplikačním doložkám vydaným k těmto standardům Komorou auditorů České republiky.</text:p>
      <text:p text:style-name="P11"/>
      <text:p text:style-name="P13">Zaměřen bude zejména na to, zda:</text:p>
      <text:list xml:id="list2028567862313632879" text:style-name="WW8Num3">
        <text:list-item>
          <text:p text:style-name="P9">údaje v účetní závěrce věrně zobrazuji stav majetku a závazků, obchodní jmění, finanční situaci a výsledek hospodařeni účetní jednotky,</text:p>
        </text:list-item>
        <text:list-item>
          <text:p text:style-name="P9">účetnictví je vedeno úplně, průkazným způsobem, správně a v souladu s platnými předpisy a doporučeními,</text:p>
        </text:list-item>
        <text:list-item>
          <text:p text:style-name="P9">údaje v zahajovací rozvaze a závažné hospodářské operace uskutečněné účetní jednotkou v průběhu účetního období, za něž se účetní závěrka ověřuje, byly správně zachyceny a prezentovány,</text:p>
        </text:list-item>
        <text:list-item>
          <text:p text:style-name="P9">roční účetní výkazy byly zpracovány dle platných pravidel se zaměřením na jejich kompletnost a správnost a jsou předkládaný v předepsaném formátu,</text:p>
        </text:list-item>
        <text:list-item>
          <text:p text:style-name="P9"><text:soft-page-break/>údaje uvedené ve výroční zprávě o hospodaření jsou v souladu s účetní závěrkou a neliší se od ostatních ověřovaných informaci.</text:p>
        </text:list-item>
      </text:list>
      <text:p text:style-name="P11"/>
      <text:p text:style-name="P11"><text:span text:style-name="T2">Povinnosti auditora je na základě provedených testů vyjádřit svůj názor na účetní závěrku. Povinností auditora je také navrhnout a provést testy tak, aby v rozumné míře zaručovaly zjištění případných nesrovnalostí, vzniklých nesprávně uvedenými udají v účetních výkazech.</text:span></text:p>
      <text:p text:style-name="P11"><text:span text:style-name="T2">Auditor má za povinnost naplánovat své práce v takovém rozsahu, aby získal dostatečné ujištěni, že údaje podrobené přezkoumání nebo auditu neobsahují významné nesrovnalosti vyplývající z porušeni zákona.</text:span></text:p>
      <text:p text:style-name="P13">V případě, že auditor v průběhu auditu zjisti závažnější nedostatky v kterékoliv ze zkoumaných oblastí, bude o takových nálezech neprodleně informovat vedení účetní jednotky. Ostatní návrhy a doporučeni včetně komentáře k použitým postupům v průběhu auditu budou uvedeny ve zprávě pro vedení účetní jednotky.</text:p>
      <text:p text:style-name="P11"/>
      <text:list xml:id="list223718151681507" text:continue-list="list8879635383081924756" text:style-name="WW8Num2">
        <text:list-item>
          <text:p text:style-name="P14">Povinnosti účetní jednotky:</text:p>
        </text:list-item>
      </text:list>
      <text:p text:style-name="P13">Povinnosti vedení účetní jednotky je dbát na dodržování zákonů, ustanovení zakládací listiny a statutu účetní jednotky. Povinnosti vedeni účetní jednotky je také vest správné, pravdivé a úplně účetnictví a zpracovat účetní závěrku tak, aby věrně odrážela stav majetku a závazků, vlastni jmění, finanční situaci a výsledek hospodařeni. Vedeni účetní jednotky je také odpovědné za provádění vnitřní kontroly, výběr a aplikaci účetních metod a ochranu majetku účetní jednotky.</text:p>
      <text:p text:style-name="P13">Účetní jednotka se zavazuje zajistit auditorovi přistup k účetním knihám, účtům a dokumentům organizace, za jakékoli časové období a v požadovaném čase, rozsahu a podrobnosti, a to současně s informacemi a vysvětleními od zodpovědných pracovníků organizace, o kterých auditor usoudí, že jsou pro prováděné ověřeni významné.</text:p>
      <text:p text:style-name="P11"><text:span text:style-name="T2">Účetní jednotka zajistí pro auditora volny přístup do veškerých prostor a k veškerým aktivům organizace k ověření fyzické existence účetně vykazovaných hodnot, které jsou předmětem kontroly.</text:span></text:p>
      <text:p text:style-name="P13">Auditor má právo požadovat vysvětlení, a to i v písemné formě a podepsané odpovědným pracovníkem, pokud to, podle jeho názoru, povaha problému vyžaduje.</text:p>
      <text:p text:style-name="P13">Auditor projedná s vedením účetní jednotky v dostatečném předstihu harmonogram prací, podobu, rozsah a terminy předloženi potřebných dokladů, písemnosti a vysvětleni.</text:p>
      <text:p text:style-name="P13">Je důležité, aby auditorovi byly poskytnuty všechny informace, které jsou nutné pro provedení auditu i v případě, že tyto informace byly již poskytnuty jiným ověřovatelům v souvislosti s jinými projekty.</text:p>
      <text:p text:style-name="P13">Účetní jednotka zajisti pro auditora odpovídající prostory včetně materiálního zabezpečení nutného pro provedení auditu.</text:p>
      <text:p text:style-name="P13">Účetní jednotka seznámí s harmonogramem auditorských prací odpovědné pracovníky a zajisti tak jejich potřebnou součinnost pro včasné a bezproblémové provedeni auditu.</text:p>
      <text:list xml:id="list223718417031842" text:continue-numbering="true" text:style-name="WW8Num2">
        <text:list-item>
          <text:p text:style-name="P14">Závěrečná zpráva:</text:p>
        </text:list-item>
      </text:list>
      <text:p text:style-name="P13">Auditor vydá závěrečnou zprávu o ověření účetní závěrky, ve které vyjádři svůj názor na účetní závěrku v souladu se statutárními předpisy.</text:p>
      <text:p text:style-name="P13">Auditor uvede výhrady, pokud na základě provedených testů identifikuje nesprávnosti, které mohou podstatným způsobem zkreslit údaje vykazované účetní jednotkou nebo pokud vnitřní kontrolní systém účetní jednotky vykazuje významné slabiny, nebo účetnictví není vedeno správně, úplně a průkazně.</text:p>
      <text:p text:style-name="P13">Auditor má právo uvést ve své zprávě také omezení rozsahu ověření, pokud nebyl schopen z objektivních důvodů nebo z viny účetní jednotky ověřit některé podstatné údaje.</text:p>
      <text:p text:style-name="P13">Auditor je oprávněn vydat i záporný výrok, pokud jsou identifikované nesprávnosti takové povahy a rozsahu, že není možné vydat výrok s výhradou. Pokud by důsledky omezeny rozsahu práce auditora byly takového rozsahu, že by auditor nebyl schopen získat <text:soft-page-break/>potřebnou míru jistoty u převážné většiny významných položek účetní závěrky, odmítne auditor vydat výrok. I v tomto případě vydá auditor zprávu popisující důvody odmítnutí výroku.</text:p>
      <text:p text:style-name="P11"><text:span text:style-name="T2">Kromě vlastních výše uvedených auditorských vydá auditor také dopis určeny statutárnímu orgánu účetní jednotky, který bude obsahovat poznatky o nedostatcích zjištěných v průběhu auditu a auditorská doporučeni směřující ke zlepšení vnitřního účetního a kontrolního systému.</text:span></text:p>
      <text:p text:style-name="P11"/>
      <text:p text:style-name="P12">III. Čas plnění smlouvy</text:p>
      <text:p text:style-name="P16">Zahájeni auditorských prací předpokládáme 23. 2. 2016. Ukončení požadujeme nejpozději do 20. 3. 2016.</text:p>
      <text:p text:style-name="P16">Vlastní ověření účetní závěrky bude probíhat po vzájemné dohodě tak, aby nejpozději do 28. 3. 2016 byla vydána statutární auditorská zprava.</text:p>
      <text:p text:style-name="P16">Konečna verze zprávy bude předána účetní jednotce ve dvou vyhotoveních v českém jazyce do jednoho týdne po projednání jejího konceptu. Dokument bude vedení účetní jednotky předán do 28. 3. 2016.</text:p>
      <text:p text:style-name="P11"/>
      <text:p text:style-name="P12">IV. Cena a způsob placení</text:p>
      <text:p text:style-name="P17"><text:span text:style-name="T2">Mezi stranami je sjednaná cena ve výši 25 000,- Kč (bez DPH).</text:span></text:p>
      <text:p text:style-name="P17"><text:span text:style-name="T2">Auditor je plátcem DPH, proto bude konečná fakturovaná cena zvýšena o částku daně z přidané hodnoty, tj. o 21 % výše uvedeného základu daně.</text:span></text:p>
      <text:p text:style-name="P17"/>
      <text:p text:style-name="P16">Platební podmínky jsou sjednaný následovně:</text:p>
      <text:p text:style-name="P13">Výsledná odměna se od této částky smí odchýlit maximálně o 20 %, pokud budou v průběhu provádění auditu zjištěny takové skutečnosti, v důsledku nichž se čas potřebný k provedení auditu z nepředvídaných důvodů významně prodlouží.</text:p>
      <text:p text:style-name="P13">Odměnu bude auditor fakturovat po skončení auditu a předání všech písemných zprav. Faktura bude splatná do 14 dnů ode dne jejího odeslání.</text:p>
      <text:p text:style-name="P11"/>
      <text:p text:style-name="P12">V. Rozhodné právo</text:p>
      <text:p text:style-name="P17"><text:span text:style-name="T2">Právní poměry teto smlouvy a připadne spory se řídí českými právními předpisy a pravidly řízeni. Nebude-li možné vzájemné eventuální spory urovnat dohodou smluvních stran, budou předloženy k projednání a rozhodnuti příslušnému soudu.</text:span></text:p>
      <text:p text:style-name="P11"/>
      <text:p text:style-name="P12">VI. Závazek mlčenlivosti</text:p>
      <text:p text:style-name="P16">Smluvní strany se zavazuji zachovat mlčenlivost o všech skutečnostech, tykajících se druhé smluvní strany minimálně po dobu pěti let od data vydaní auditorské zprávy, s výjimkou informaci, které jsou obecně známy. Pro informace, které odběratel prohlásil za předmět důvěrné informace, platí zavážek mlčenlivosti bez omezení. Důvěrné informace nesmějí byt použity k jiným účelům, než k plnění předmětu teto smlouvy (při porušeni zavážku diskrétnosti má poškozena strana právo na náhradu škody).</text:p>
      <text:p text:style-name="P11"/>
      <text:p text:style-name="P12">VII. Platnost smlouvy</text:p>
      <text:p text:style-name="P16">Tato smlouva platí pro ověření výsledků společnosti za účetní období od 1. 1. 2015 do 31. 12. 2015. Obě strany mají právo smlouvu písemně vypovědět. V průběhu auditorských prací je možné smlouvu vypovědět jen v případě vážného porušení povinnosti smluvních stran uvedených v této smlouvě nebo upravených obecně závaznými předpisy, a to písemně předem. V tomto případě má auditor nárok na úhradu již vynaložených nákladů. Obě strany mají také nárok na náhradu škody způsobené druhou stranou porušením podmínek smlouvy nebo obecně závazných předpisů.</text:p>
      <text:p text:style-name="P11"/>
      <text:p text:style-name="P15"><text:soft-page-break/>VIII. Všeobecná ustanovení</text:p>
      <text:p text:style-name="P16">Smlouva je vypracována ve dvou vyhotoveních, z nichž jedno po podpisu obdrží účetní jednotka a druhé auditor.</text:p>
      <text:p text:style-name="P16">Každá změna smlouvy musí byt provedena formou dodatku k této smlouvě, který bude vypracován ve stejném počtu vyhotovení, jako vlastni smlouva.</text:p>
      <text:p text:style-name="P7"/>
      <text:p text:style-name="P5">V __________________ dne ________________</text:p>
      <text:p text:style-name="P7"/>
      <text:p text:style-name="P7"/>
      <table:table table:name="Tabulka1" table:style-name="Tabulka1">
        <table:table-column table:style-name="Tabulka1.A" table:number-columns-repeated="2"/>
        <table:table-row table:style-name="Tabulka1.1">
          <table:table-cell table:style-name="Tabulka1.A1" office:value-type="string">
            <text:p text:style-name="P7">Účetní jednotka:</text:p>
            <text:p text:style-name="P7"/>
            <text:p text:style-name="P7"/>
            <text:p text:style-name="P7"/>
            <text:p text:style-name="P7">________________________________</text:p>
            <text:p text:style-name="P7">Česká pirátská strana</text:p>
            <text:p text:style-name="P7">Ivo Vašíček, 3. místopředseda</text:p>
          </table:table-cell>
          <table:table-cell table:style-name="Tabulka1.A1" office:value-type="string">
            <text:p text:style-name="P7">Auditor:</text:p>
            <text:p text:style-name="P7"/>
            <text:p text:style-name="P7"/>
            <text:p text:style-name="P7"/>
            <text:p text:style-name="P7">________________________________</text:p>
            <text:p text:style-name="P1"><text:span text:style-name="T5"><text:s text:c="5"/></text:span><text:span text:style-name="T2">LN – AUDIT s.r.o.</text:span></text:p>
            <text:p text:style-name="P1"><text:span text:style-name="T5"><text:s text:c="5"/></text:span><text:span text:style-name="T2">Ing. Tomáš Hora, jednatel</text:span></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S Mincho" svg:font-family="'MS Mincho', 'ＭＳ 明朝'" style:font-family-generic="modern"/>
    <style:font-face style:name="Arial" svg:font-family="Arial" style:font-family-generic="swiss"/>
    <style:font-face style:name="OpenSymbol" svg:font-family="OpenSymbol, 'Arial Unicode MS'" style:font-pitch="variable"/>
    <style:font-face style:name="Symbol" svg:font-family="Symbol"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cs" fo:country="CZ"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vertical-align="baseline" style:writing-mode="lr-tb"/>
      <style:text-properties style:use-window-font-color="true" style:font-name="Calibri" fo:font-family="Calibri" style:font-family-generic="swiss" style:font-pitch="variable" fo:font-size="11pt" fo:language="cs" fo:country="CZ"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Heading_20__28_user_29_" style:next-style-name="Text_20_body_20__28_user_29_"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list-style-name="WW8Num1" style:class="text">
      <style:paragraph-properties fo:margin-top="0.847cm" fo:margin-bottom="0cm" style: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fo:hyphenate="false" fo:hyphenation-remain-char-count="2" fo:hyphenation-push-char-count="2"/>
    </style:style>
    <style:style style:name="Standard_20__28_user_29_" style:display-name="Standard (user)" style:family="paragraph">
      <style:paragraph-properties fo:line-height="115%" fo:orphans="2" fo:widows="2" fo:hyphenation-ladder-count="no-limit" style:vertical-align="baseline"/>
      <style:text-properties style:use-window-font-color="true" style:font-name="Calibri" fo:font-family="Calibri" style:font-family-generic="swiss" style:font-pitch="variable" fo:font-size="11pt" fo:language="cs" fo:country="CZ"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_20__28_user_29_" style:display-name="Heading (user)" style:family="paragraph" style:parent-style-name="Standard_20__28_user_29_" style:next-style-name="Text_20_body_20__28_user_29_">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Heading_20_2" style:display-name="Heading 2" style:family="paragraph" style:parent-style-name="Heading_20__28_user_29_" style:next-style-name="Text_20_body_20__28_user_29_" style:class="text">
      <style:paragraph-properties fo:margin-top="0.353cm" fo:margin-bottom="0.212cm" style:contextual-spacing="false"/>
      <style:text-properties fo:font-weight="bold" style:font-weight-asian="bold" style:font-weight-complex="bold"/>
    </style:style>
    <style:style style:name="Heading_20_3" style:display-name="Heading 3" style:family="paragraph" style:parent-style-name="Heading_20__28_user_29_" style:next-style-name="Text_20_body_20__28_user_29_" style:class="text">
      <style:paragraph-properties fo:margin-top="0.247cm" fo:margin-bottom="0.212cm" style:contextual-spacing="false"/>
      <style:text-properties fo:font-weight="bold" style:font-weight-asian="bold" style:font-weight-complex="bold"/>
    </style:style>
    <style:style style:name="Text_20_body_20__28_user_29_" style:display-name="Text body (user)" style:family="paragraph" style:parent-style-name="Standard_20__28_user_29_">
      <style:paragraph-properties fo:margin-top="0cm" fo:margin-bottom="0.247cm" style:contextual-spacing="false" fo:line-height="120%"/>
    </style:style>
    <style:style style:name="Odstavec_20_se_20_seznamem" style:display-name="Odstavec se seznamem" style:family="paragraph" style:parent-style-name="Standard">
      <style:paragraph-properties fo:margin-left="1.27cm" fo:margin-right="0cm" fo:hyphenation-ladder-count="no-limit" fo:text-indent="0cm" style:auto-text-indent="false"/>
      <style:text-properties fo:hyphenate="false" fo:hyphenation-remain-char-count="2" fo:hyphenation-push-char-count="2"/>
    </style:style>
    <style:style style:name="Header" style:family="paragraph" style:parent-style-name="Standard" style:class="extra">
      <style:paragraph-properties fo:line-height="100%" fo:hyphenation-ladder-count="no-limit"/>
      <style:text-properties fo:hyphenate="false" fo:hyphenation-remain-char-count="2" fo:hyphenation-push-char-count="2"/>
    </style:style>
    <style:style style:name="Footer" style:family="paragraph" style:parent-style-name="Standard" style:class="extra">
      <style:paragraph-properties fo:line-height="100%" fo:hyphenation-ladder-count="no-limit"/>
      <style:text-properties fo:hyphenate="false" fo:hyphenation-remain-char-count="2" fo:hyphenation-push-char-count="2"/>
    </style:style>
    <style:style style:name="Table_20_Contents_20__28_user_29_" style:display-name="Table Contents (user)" style:family="paragraph" style:parent-style-name="Standard_20__28_user_29_">
      <style:paragraph-properties text:number-lines="false" text:line-number="0"/>
    </style:style>
    <style:style style:name="Quotations_20__28_user_29_" style:display-name="Quotations (user)" style:family="paragraph" style:parent-style-name="Standard_20__28_user_29_">
      <style:paragraph-properties fo:margin-left="1cm" fo:margin-right="1cm" fo:margin-top="0cm" fo:margin-bottom="0.499cm" style:contextual-spacing="false" fo:text-indent="0cm" style:auto-text-indent="false"/>
    </style:style>
    <style:style style:name="Subtitle" style:family="paragraph" style:parent-style-name="Heading_20__28_user_29_" style:next-style-name="Text_20_body_20__28_user_29_"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Cambria" fo:font-family="Cambria" style:font-family-generic="roman" style:font-pitch="variable" style:font-name-complex="Cambria" style:font-family-complex="Cambria"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pitch="variable" style:font-name-complex="OpenSymbol" style:font-family-complex="OpenSymbol, 'Arial Unicode MS'" style:font-pitch-complex="variable"/>
    </style:style>
    <style:style style:name="WW8Num3z1" style:family="text">
      <style:text-properties style:font-name="OpenSymbol" fo:font-family="OpenSymbol, 'Arial Unicode MS'" style:font-pitch="variable" style:font-name-complex="OpenSymbol" style:font-family-complex="OpenSymbol, 'Arial Unicode MS'" style:font-pitch-complex="variable"/>
    </style:style>
    <style:style style:name="WW8Num4z0" style:family="text">
      <style:text-properties style:font-name="Cambria" fo:font-family="Cambria" style:font-family-generic="roman" style:font-pitch="variable" style:font-name-complex="Cambria" style:font-family-complex="Cambria" style:font-family-generic-complex="roman"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Standardní_20_písmo_20_odstavce" style:display-name="Standardní písmo odstavce" style:family="text"/>
    <style:style style:name="Nadpis_20_1_20_Char" style:display-name="Nadpis 1 Ch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Záhlaví_20_Char" style:display-name="Záhlaví Char" style:family="text" style:parent-style-name="Standardní_20_písmo_20_odstavce"/>
    <style:style style:name="Zápatí_20_Char" style:display-name="Zápatí Char" style:family="text" style:parent-style-name="Standardní_20_písmo_20_odstavce"/>
    <style:style style:name="Internet_20_link_20__28_user_29_" style:display-name="Internet link (user)" style:family="text">
      <style:text-properties fo:color="#000080" style:text-underline-style="solid" style:text-underline-width="auto" style:text-underline-color="font-color"/>
    </style:style>
    <style:style style:name="Bullet_20_Symbols_20__28_user_29_" style:display-name="Bullet Symbols (user)"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ČÁST " style:num-format="1">
        <style:list-level-properties text:list-level-position-and-space-mode="label-alignment">
          <style:list-level-label-alignment text:label-followed-by="listtab" fo:text-indent="-0.635cm" fo:margin-left="0.635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prefix="ČÁST "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2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cs" fo:country="CZ" style:language-asian="cs" style:country-asian="CZ"/>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Liberation Sans" fo:font-size="10pt" style:font-size-asian="10pt" style:font-name-complex="Liberation Sans" style:font-size-complex="10pt"/>
    </style:style>
    <style:style style:name="MT1" style:family="text">
      <style:text-properties style:font-name="Liberation Sans" fo:font-size="10pt" style:font-size-asian="10pt" style:font-name-complex="Liberation Sans" style:font-size-complex="10pt"/>
    </style:style>
    <style:style style:name="MT2" style:family="text">
      <style:text-properties style:font-name="Liberation Sans" fo:font-size="10pt" style:font-name-asian="Liberation Sans" style:font-size-asian="10pt" style:font-name-complex="Liberation Sans" style:font-size-complex="10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974cm" fo:margin-bottom="1.875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MP1"><draw:frame draw:style-name="Mfr1" draw:name="Obrázek1" text:anchor-type="char" svg:x="0.049cm" svg:y="-0.36cm" svg:width="5.664cm" svg:height="2.346cm" draw:z-index="3"><draw:image xlink:href="Pictures/100002010000044A000001C737AE8CA5.png" xlink:type="simple" xlink:show="embed" xlink:actuate="onLoad"/></draw:frame></text:p>
      </style:header>
      <style:footer>
        <text:p text:style-name="MP2"><text:span text:style-name="MT1">Česká pirátská strana • Řehořova 493/19 130 00 Praha 3 <text:s/>• Doručovat do datové schránky b2i4r6j</text:span><text:span text:style-name="MT2"><text:line-break/></text:span><text:span text:style-name="MT1">Tel. +420 608 963 111 • Web </text:span><text:a xlink:type="simple" xlink:href="http://www.pirati.cz/"><text:span text:style-name="Internet_20_link"><text:span text:style-name="MT1">http://www.pirati.cz</text:span></text:span></text:a><text:span text:style-name="MT1"> • E-mail </text:span><text:a xlink:type="simple" xlink:href="mailto:info@pirati.cz"><text:span text:style-name="Internet_20_link"><text:span text:style-name="MT1">info@pirati.cz</text:span></text:span></text:a><text:span text:style-name="MT1"> • IČO 71339698</text:span></text:p>
        <text:p text:style-name="MP3">Transparentní účet 2100048174/2010</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 Hajný;Vladislav Tobias Esner</meta:initial-creator>
    <meta:creation-date>2016-02-26T16:14:00</meta:creation-date>
    <dc:creator>Vojtěch Pikal</dc:creator>
    <dc:date>2016-03-08T19:55:43.804000000</dc:date>
    <meta:print-date>2014-08-30T15:29:00</meta:print-date>
    <meta:editing-cycles>7</meta:editing-cycles>
    <meta:editing-duration>PT36M18S</meta:editing-duration>
    <meta:generator>LibreOffice/4.2.8.2$Linux_X86_64 LibreOffice_project/420m0$Build-2</meta:generator>
    <meta:document-statistic meta:table-count="1" meta:image-count="1" meta:object-count="0" meta:page-count="4" meta:paragraph-count="82" meta:word-count="1315" meta:character-count="9092" meta:non-whitespace-character-count="7852"/>
  </office:meta>
</office:document-meta>
</file>